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Plugin.getPlugi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Plugin.initializeDefaultPreferences( IPreferenceStore the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ctusPlugin.getContainerI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actusPlugi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tusPlugin.log( Throwable the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ildFilenameFilter.accept( File theDir , String th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Plugin.getDispl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tusPlugin.createCoreException( String theMessageKey , String theString ,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tusPlugin.displayErrorMessage( final String theTitle , final String theMessage , IStatus the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actusPlugin.getActiveWorkbenchShe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usPlugin.createCoreException( String theMessageKey ,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Plugin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Plugin.getContainerManager( boolean theInitializeFl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tusPlugin.log( IStatus th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Plugin.log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tusPlugin.CactusPlugin( IPluginDescriptor the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tusPlugin.getActiveWorkbenchWind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tusPlugin.createImage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